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in"/>
    </style:style>
    <style:style style:name="co2" style:family="table-column">
      <style:table-column-properties fo:break-before="auto" style:column-width="2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JetBrainsMono NF"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11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JetBrainsMono NF" fo:font-size="13pt" style:font-size-asian="13pt" style:font-size-complex="13pt"/>
    </style:style>
    <style:style style:name="ce19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style:font-name="JetBrainsMono NF"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JetBrainsMono NF" fo:font-size="13pt" style:font-size-asian="13pt" style:font-size-complex="13pt"/>
    </style:style>
    <style:style style:name="ce31" style:family="table-cell" style:parent-style-name="Default" style:data-style-name="N49">
      <style:table-cell-properties style:text-align-source="fix" style:repeat-content="false"/>
      <style:paragraph-properties fo:text-align="center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JetBrainsMono NF"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JetBrainsMono NF"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ce30" style:family="table-cell" style:parent-style-name="Default" style:data-style-name="N49">
      <style:table-cell-properties style:text-align-source="fix" style:repeat-content="false"/>
      <style:paragraph-properties fo:text-align="center" fo:margin-left="0in"/>
      <style:text-properties style:font-name="JetBrainsMono NF" fo:font-size="13pt" style:font-size-asian="13pt" style:font-size-complex="13pt"/>
    </style:style>
    <style:style style:name="ce33" style:family="table-cell" style:parent-style-name="Default" style:data-style-name="N49">
      <style:table-cell-properties style:text-align-source="fix" style:repeat-content="false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41" style:family="table-cell" style:parent-style-name="Default" style:data-style-name="N49">
      <style:table-cell-properties style:text-align-source="fix" style:repeat-content="false" fo:background-color="transparent"/>
      <style:paragraph-properties fo:text-align="center" fo:margin-left="0in"/>
      <style:text-properties style:font-name="JetBrainsMono NF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9" style:family="table-cell" style:parent-style-name="Default" style:data-style-name="N49">
      <style:table-cell-properties style:text-align-source="fix" style:repeat-content="false" fo:background-color="transparent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35" style:family="table-cell" style:parent-style-name="Default" style:data-style-name="N49">
      <style:table-cell-properties fo:background-color="#dee6ef" style:text-align-source="fix" style:repeat-content="false"/>
      <style:paragraph-properties fo:text-align="center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JetBrainsMono NF" fo:font-size="13pt" style:font-size-asian="13pt" style:font-size-complex="13pt"/>
    </style:style>
    <style:style style:name="ce24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4"/>
        <table:table-column table:style-name="co2" table:default-cell-style-name="ce30"/>
        <table:table-column table:style-name="co2" table:default-cell-style-name="ce5"/>
        <table:table-column table:style-name="co2" table:number-columns-repeated="16377" table:default-cell-style-name="ce4"/>
        <table:table-column table:style-name="co2" table:number-columns-repeated="2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Start Date</text:p>
          </table:table-cell>
          <table:table-cell table:style-name="ce31" office:value-type="date" office:date-value="2025-10-01" calcext:value-type="date">
            <text:p>2025-10-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urs/Week (full)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Hours/Week (a)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Hours/Week (b)</text:p>
          </table:table-cell>
          <table:table-cell table:formula="of:=[.B3]-[.B4]" office:value-type="float" office:value="21" calcext:value-type="float">
            <text:p>21</text:p>
          </table:table-cell>
          <table:table-cell table:number-columns-repeated="2"/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Days off (table)</text:p>
          </table:table-cell>
          <table:table-cell table:formula="of:=14" office:value-type="float" office:value="14" calcext:value-type="float">
            <text:p>14</text:p>
          </table:table-cell>
          <table:table-cell office:value-type="string" calcext:value-type="string">
            <text:p>(Dec)</text:p>
          </table:table-cell>
          <table:table-cell/>
          <table:table-cell table:style-name="ce24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24"/>
          <table:table-cell table:number-columns-repeated="16379"/>
        </table:table-row>
        <table:table-row table:style-name="ro1">
          <table:table-cell table:style-name="ce2" office:value-type="string" calcext:value-type="string">
            <text:p>Courses</text:p>
          </table:table-cell>
          <table:table-cell table:style-name="ce6" office:value-type="string" calcext:value-type="string">
            <text:p>Duration (w)</text:p>
          </table:table-cell>
          <table:table-cell table:style-name="ce6" office:value-type="string" calcext:value-type="string">
            <text:p>Avg. h/w</text:p>
          </table:table-cell>
          <table:table-cell table:style-name="ce31" office:value-type="string" calcext:value-type="string">
            <text:p>End Date</text:p>
          </table:table-cell>
          <table:table-cell table:style-name="ce24"/>
          <table:table-cell table:number-columns-repeated="16379"/>
        </table:table-row>
        <table:table-row table:style-name="ro1">
          <table:table-cell table:style-name="ce2"/>
          <table:table-cell table:style-name="ce6" table:number-columns-repeated="2"/>
          <table:table-cell table:style-name="ce31"/>
          <table:table-cell table:style-name="ce24"/>
          <table:table-cell table:number-columns-repeated="16379"/>
        </table:table-row>
        <table:table-row table:style-name="ro1">
          <table:table-cell table:style-name="ce2" office:value-type="string" calcext:value-type="string">
            <text:p>Pre-College Mathematics</text:p>
          </table:table-cell>
          <table:table-cell table:number-columns-repeated="3"/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date" office:date-value="2025-10-04" calcext:value-type="date">
            <text:p>2025-10-04</text:p>
          </table:table-cell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Pre-Algebra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date" office:date-value="2025-10-09" calcext:value-type="date">
            <text:p>2025-10-09</text:p>
          </table:table-cell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Algebra 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date" office:date-value="2025-10-28" calcext:value-type="date">
            <text:p>2025-10-28</text:p>
          </table:table-cell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Geometry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date" office:date-value="2025-12-11" calcext:value-type="date">
            <text:p>2025-12-11</text:p>
          </table:table-cell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Algebra 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date" office:date-value="2026-02-07" calcext:value-type="date">
            <text:p>2026-02-07</text:p>
          </table:table-cell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Trigonometry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16]+([.B17]*[.C17]/[.$B$3]*7)" office:value-type="date" office:date-value="2026-03-07" calcext:value-type="date">
            <text:p>2026-03-07</text:p>
          </table:table-cell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Precalculus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formula="of:=[.D17]+([.B18]*[.C18]/[.$B$3]*7)" office:value-type="date" office:date-value="2026-04-21T12:00:00" calcext:value-type="date">
            <text:p>2026-04-21</text:p>
          </table:table-cell>
          <table:table-cell table:style-name="ce24"/>
          <table:table-cell table:number-columns-repeated="16379"/>
        </table:table-row>
        <table:table-row table:style-name="ro1">
          <table:table-cell table:number-columns-repeated="4"/>
          <table:table-cell table:style-name="ce24"/>
          <table:table-cell table:number-columns-repeated="16379"/>
        </table:table-row>
        <table:table-row table:style-name="ro1">
          <table:table-cell table:style-name="ce2" office:value-type="string" calcext:value-type="string">
            <text:p>Intro CS</text:p>
          </table:table-cell>
          <table:table-cell table:number-columns-repeated="3"/>
          <table:table-cell table:style-name="ce24"/>
          <table:table-cell table:number-columns-repeated="16379"/>
        </table:table-row>
        <table:table-row table:style-name="ro1">
          <table:table-cell office:value-type="string" calcext:value-type="string">
            <text:p>Introduction to Computer Science and Programming using Python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18]+([.B21]*[.C21]/[.$B$3]*7)" office:value-type="date" office:date-value="2026-05-13T06:40:00" calcext:value-type="date">
            <text:p>2026-05-13</text:p>
          </table:table-cell>
          <table:table-cell table:style-name="ce24"/>
          <table:table-cell table:number-columns-repeated="16379"/>
        </table:table-row>
        <table:table-row table:style-name="ro1">
          <table:table-cell table:number-columns-repeated="4"/>
          <table:table-cell table:style-name="ce24"/>
          <table:table-cell table:number-columns-repeated="16379"/>
        </table:table-row>
        <table:table-row table:style-name="ro1">
          <table:table-cell table:style-name="ce2" office:value-type="string" calcext:value-type="string">
            <text:p>Core mat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alculus 1A: Differentiation (alternative)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21]+([.B24]*[.C24]/[.$B$4]*7)" office:value-type="date" office:date-value="2026-06-30T19:28:00" calcext:value-type="date">
            <text:p>2026-06-3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culus 1B: Integration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24]+([.B25]*[.C25]/[.$B$4]*7)" office:value-type="date" office:date-value="2026-08-18T08:16:00" calcext:value-type="date">
            <text:p>2026-08-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culus 1C: Coordinate Systems &amp; Infinite Series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D25]+([.B26]*[.C26]/[.$B$4]*7)" office:value-type="date" office:date-value="2026-09-09T17:52:00" calcext:value-type="date">
            <text:p>2026-09-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thematics for Computer Science (alternative)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26]+([.B27]*[.C27]/[.$B$4]*7)" office:value-type="date" office:date-value="2026-10-10T01:52:00" calcext:value-type="date">
            <text:p>2026-10-1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Core C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ystematic Program Design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D21]+([.B30]*[.C30]/[.$B$5]*7)" office:value-type="date" office:date-value="2026-06-21T06:40:00" calcext:value-type="date">
            <text:p>2026-06-2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lass-based Program Design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30]+([.B31]*[.C31]/[.$B$5]*7)" office:value-type="date" office:date-value="2026-07-25T22:40:00" calcext:value-type="date">
            <text:p>2026-07-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ogramming Languages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31]+([.B32]*[.C32]/[.$B$5]*7)" office:value-type="date" office:date-value="2026-08-16T22:40:00" calcext:value-type="date">
            <text:p>2026-08-1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Object-Oriented Design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32]+([.B33]*[.C33]/[.$B$5]*7)" office:value-type="date" office:date-value="2026-09-20T14:40:00" calcext:value-type="date">
            <text:p>2026-09-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oftware Architecture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D33]+([.B34]*[.C34]/[.$B$5]*7)" office:value-type="date" office:date-value="2026-09-25T22:40:00" calcext:value-type="date">
            <text:p>2026-09-25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CS Tool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he Missing Semester of Your CS Education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D34]+([.B37]*[.C37]/[.$B$5]*7)" office:value-type="date" office:date-value="2026-10-03T22:40:00" calcext:value-type="date">
            <text:p>2026-10-0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Core system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uild a Modern Computer from First Principles: From Nand to Tetris (alternative)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D37]+([.B40]*[.C40]/[.$B$3]*7)" office:value-type="date" office:date-value="2026-10-15T14:40:00" calcext:value-type="date">
            <text:p>2026-10-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uild a Modern Computer from First Principles: Nand to Tetris Part II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[.D40]+([.B41]*[.C41]/[.$B$3]*7)" office:value-type="date" office:date-value="2026-11-02T02:40:00" calcext:value-type="date">
            <text:p>2026-11-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Operating Systems: Three Easy Pieces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D41]+([.B42]*[.C42]/[.$B$3]*7)" office:value-type="date" office:date-value="2026-11-19T05:20:00" calcext:value-type="date">
            <text:p>2026-11-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mputer Networking: a Top-Down Approach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D42]+([.B43]*[.C43]/[.$B$3]*7)" office:value-type="date" office:date-value="2026-12-01T16:00:00" calcext:value-type="date">
            <text:p>2026-12-01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Core theor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gorithms: Design and Analysis, Part 1 (alternative)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43]+([.B46]*[.C46]/[.$B$3]*7)" office:value-type="date" office:date-value="2026-12-11" calcext:value-type="date">
            <text:p>2026-12-1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lgorithms: Design and Analysis, Part 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46]+([.B47]*[.C47]/[.$B$3]*7)" office:value-type="date" office:date-value="2026-12-20T08:00:00" calcext:value-type="date">
            <text:p>2026-12-2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Core securit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ybersecurity Fundamentals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D47]+([.B50]*[.C50]/[.$B$3]*7)" office:value-type="date" office:date-value="2027-01-06T10:40:00" calcext:value-type="date">
            <text:p>2027-01-0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inciples of Secure Coding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D50]+([.B51]*[.C51]/[.$B$3]*7)" office:value-type="date" office:date-value="2027-01-09T13:20:00" calcext:value-type="date">
            <text:p>2027-01-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dentifying Security Vulnerabilities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D51]+([.B52]*[.C52]/[.$B$3]*7)" office:value-type="date" office:date-value="2027-01-12T16:00:00" calcext:value-type="date">
            <text:p>2027-01-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dentifying Security Vulnerabilities in C/C++Programmi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D52]+([.B53]*[.C53]/[.$B$3]*7)" office:value-type="date" office:date-value="2027-01-16T13:20:00" calcext:value-type="date">
            <text:p>2027-01-1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xploiting and Securing Vulnerabilities in Java Application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D53]+([.B54]*[.C54]/[.$B$3]*7)" office:value-type="date" office:date-value="2027-01-20T10:40:00" calcext:value-type="date">
            <text:p>2027-01-2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AP Physics C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lassical Mechanics (<text:a xlink:href="https://ocw.mit.edu/courses/8-01sc" xlink:type="simple">https://ocw.mit.edu/courses/8-01sc</text:a>-classical-mechanics-fall-2016/) (check for missing videos: https://www.youtube.com/playlist?list=PLFE3074A4CB751B2B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54]+([.B57]*[.C57]/[.$B$4]*7)" office:value-type="date" office:date-value="2027-02-17T10:40:00" calcext:value-type="date">
            <text:p>2027-02-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NOC: Electromagnetism, IISER Bhopal (https://nptel.ac.in/courses/115106122) (check for missing videos: https://www.youtube.com/playlist?list=PLD07B2225BB40E582)</text:p>
          </table:table-cell>
          <table:table-cell office:value-type="float" office:value="12" calcext:value-type="float">
            <text:p>12</text:p>
          </table:table-cell>
          <table:table-cell table:style-name="ce21" office:value-type="float" office:value="5" calcext:value-type="float">
            <text:p>5</text:p>
          </table:table-cell>
          <table:table-cell table:formula="of:=[.D57]+([.B58]*[.C58]/[.$B$4]*7)" office:value-type="date" office:date-value="2027-03-17T10:40:00" calcext:value-type="date">
            <text:p>2027-03-17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1"/>
          <table:table-cell table:number-columns-repeated="16381"/>
        </table:table-row>
        <table:table-row table:style-name="ro1">
          <table:table-cell table:style-name="ce2" office:value-type="string" calcext:value-type="string">
            <text:p>Core ethics</text:p>
          </table:table-cell>
          <table:table-cell table:style-name="ce17" table:number-columns-repeated="2"/>
          <table:table-cell table:style-name="ce33"/>
          <table:table-cell table:number-columns-repeated="16380"/>
        </table:table-row>
        <table:table-row table:style-name="ro1">
          <table:table-cell table:style-name="ce12" office:value-type="string" calcext:value-type="string">
            <text:p>Ethics, Technology and Engineering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2" calcext:value-type="float">
            <text:p>2</text:p>
          </table:table-cell>
          <table:table-cell table:style-name="ce33" table:formula="of:=[.D58]+([.B61]*[.C61]/[.$B$4]*7)" office:value-type="date" office:date-value="2027-03-25T20:16:00" calcext:value-type="date">
            <text:p>2027-03-25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Introduction to Intellectual Property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33" table:formula="of:=[.D61]+([.B62]*[.C62]/[.$B$4]*7)" office:value-type="date" office:date-value="2027-03-29T13:52:00" calcext:value-type="date">
            <text:p>2027-03-29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Data Privacy Fundamentals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33" table:formula="of:=[.D62]+([.B63]*[.C63]/[.$B$4]*7)" office:value-type="date" office:date-value="2027-04-02T18:40:00" calcext:value-type="date">
            <text:p>2027-04-02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1"/>
          <table:table-cell table:number-columns-repeated="16381"/>
        </table:table-row>
        <table:table-row table:style-name="ro1">
          <table:table-cell table:style-name="ce2" office:value-type="string" calcext:value-type="string">
            <text:p>Core application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tabases: Modeling and Theory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54]+([.B66]*[.C66]/[.$B$5]*7)" office:value-type="date" office:date-value="2027-01-27T02:40:00" calcext:value-type="date">
            <text:p>2027-01-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atabases: Relational Databases and SQ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66]+([.B67]*[.C67]/[.$B$5]*7)" office:value-type="date" office:date-value="2027-02-02T18:40:00" calcext:value-type="date">
            <text:p>2027-02-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atabases: Semistructured Data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67]+([.B68]*[.C68]/[.$B$5]*7)" office:value-type="date" office:date-value="2027-02-09T10:40:00" calcext:value-type="date">
            <text:p>2027-02-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D68]+([.B69]*[.C69]/[.$B$5]*7)" office:value-type="date" office:date-value="2027-03-14T10:40:00" calcext:value-type="date">
            <text:p>2027-03-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mputer Graphics (alternative)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D69]+([.B70]*[.C70]/[.$B$5]*7)" office:value-type="date" office:date-value="2027-04-07T10:40:00" calcext:value-type="date">
            <text:p>2027-04-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oftware Engineering: Introduction (alternative)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D70]+([.B71]*[.C71]/[.$B$5]*7)" office:value-type="date" office:date-value="2027-04-25T10:40:00" calcext:value-type="date">
            <text:p>2027-04-25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1" office:value-type="string" calcext:value-type="string">
            <text:p>Advanced programming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rallel Programmin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D71]+([.B74]*[.C74]/[.$B$3]*7)" office:value-type="date" office:date-value="2027-04-30T21:20:00" calcext:value-type="date">
            <text:p>2027-04-3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mpilers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D74]+([.B75]*[.C75]/[.$B$3]*7)" office:value-type="date" office:date-value="2027-05-13T03:20:00" calcext:value-type="date">
            <text:p>2027-05-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troduction to Haskell</text:p>
          </table:table-cell>
          <table:table-cell office:value-type="float" office:value="14" calcext:value-type="float">
            <text:p>14</text:p>
          </table:table-cell>
          <table:table-cell table:style-name="ce21" office:value-type="float" office:value="7" calcext:value-type="float">
            <text:p>7</text:p>
          </table:table-cell>
          <table:table-cell table:formula="of:=[.D75]+([.B76]*[.C76]/[.$B$3]*7)" office:value-type="date" office:date-value="2027-06-01T04:40:00" calcext:value-type="date">
            <text:p>2027-06-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earn Prolog Now! (alternative)*</text:p>
          </table:table-cell>
          <table:table-cell office:value-type="float" office:value="12" calcext:value-type="float">
            <text:p>12</text:p>
          </table:table-cell>
          <table:table-cell table:style-name="ce21" office:value-type="float" office:value="7" calcext:value-type="float">
            <text:p>7</text:p>
          </table:table-cell>
          <table:table-cell table:formula="of:=[.D76]+([.B77]*[.C77]/[.$B$3]*7)" office:value-type="date" office:date-value="2027-06-17T12:40:00" calcext:value-type="date">
            <text:p>2027-06-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oftware Debugging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77]+([.B78]*[.C78]/[.$B$3]*7)" office:value-type="date" office:date-value="2027-06-26T20:40:00" calcext:value-type="date">
            <text:p>2027-06-2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oftware Testing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41" table:formula="of:=[.D78]+([.B79]*[.C79]/[.$B$3]*7)" office:value-type="date" office:date-value="2027-07-01T12:40:00" calcext:value-type="date">
            <text:p>2027-07-01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1" office:value-type="string" calcext:value-type="string">
            <text:p>Advanced systems</text:p>
          </table:table-cell>
          <table:table-cell table:style-name="ce17" table:number-columns-repeated="2"/>
          <table:table-cell table:style-name="ce33"/>
          <table:table-cell table:number-columns-repeated="16380"/>
        </table:table-row>
        <table:table-row table:style-name="ro1">
          <table:table-cell table:style-name="ce12" office:value-type="string" calcext:value-type="string">
            <text:p>Computation Structures 1: Digital Circuits alternative 1 alternative 2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6" calcext:value-type="float">
            <text:p>6</text:p>
          </table:table-cell>
          <table:table-cell table:formula="of:=[.D79]+([.B82]*[.C82]/[.$B$3]*7)" office:value-type="date" office:date-value="2027-07-13T04:40:00" calcext:value-type="date">
            <text:p>2027-07-13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Computation Structures 2: Computer Architecture</text:p>
          </table:table-cell>
          <table:table-cell table:style-name="ce18" office:value-type="float" office:value="10" calcext:value-type="float">
            <text:p>10</text:p>
          </table:table-cell>
          <table:table-cell table:style-name="ce17" office:value-type="float" office:value="6" calcext:value-type="float">
            <text:p>6</text:p>
          </table:table-cell>
          <table:table-cell table:formula="of:=[.D82]+([.B83]*[.C83]/[.$B$3]*7)" office:value-type="date" office:date-value="2027-07-24T20:40:00" calcext:value-type="date">
            <text:p>2027-07-24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Computation Structures 3: Computer Organization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6" calcext:value-type="float">
            <text:p>6</text:p>
          </table:table-cell>
          <table:table-cell table:formula="of:=[.D83]+([.B84]*[.C84]/[.$B$3]*7)" office:value-type="date" office:date-value="2027-08-05T12:40:00" calcext:value-type="date">
            <text:p>2027-08-05</text:p>
          </table:table-cell>
          <table:table-cell table:number-columns-repeated="16380"/>
        </table:table-row>
        <table:table-row table:style-name="ro1">
          <table:table-cell table:style-name="ce12"/>
          <table:table-cell table:style-name="ce17" table:number-columns-repeated="2"/>
          <table:table-cell table:style-name="ce33"/>
          <table:table-cell table:number-columns-repeated="16380"/>
        </table:table-row>
        <table:table-row table:style-name="ro1">
          <table:table-cell table:style-name="ce11" office:value-type="string" calcext:value-type="string">
            <text:p>Advanced theory</text:p>
          </table:table-cell>
          <table:table-cell table:style-name="ce17" table:number-columns-repeated="2"/>
          <table:table-cell table:style-name="ce33"/>
          <table:table-cell table:number-columns-repeated="16380"/>
        </table:table-row>
        <table:table-row table:style-name="ro1">
          <table:table-cell office:value-type="string" calcext:value-type="string">
            <text:p>Theory of Computation (alternative)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D84]+([.B87]*[.C87]/[.$B$3]*7)" office:value-type="date" office:date-value="2027-08-30T19:20:00" calcext:value-type="date">
            <text:p>2027-08-3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mputational Geometry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87]+([.B88]*[.C88]/[.$B$3]*7)" office:value-type="date" office:date-value="2027-09-24T16:40:00" calcext:value-type="date">
            <text:p>2027-09-2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ame Theory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88]+([.B89]*[.C89]/[.$B$3]*7)" office:value-type="date" office:date-value="2027-09-29T08:40:00" calcext:value-type="date">
            <text:p>2027-09-2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1" office:value-type="string" calcext:value-type="string">
            <text:p>Advanced Information Securit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Web Security Fundamentals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D89]+([.B92]*[.C92]/[.$B$3]*7)" office:value-type="date" office:date-value="2027-10-04T05:20:00" calcext:value-type="date">
            <text:p>2027-10-0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ecurity Governance &amp; Compli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92]+([.B93]*[.C93]/[.$B$3]*7)" office:value-type="date" office:date-value="2027-10-05T23:20:00" calcext:value-type="date">
            <text:p>2027-10-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igital Forensics Concepts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93]+([.B94]*[.C94]/[.$B$3]*7)" office:value-type="date" office:date-value="2027-10-07T17:20:00" calcext:value-type="date">
            <text:p>2027-10-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ecure Software Development: Requirements, Design, and Reus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94]+([.B95]*[.C95]/[.$B$3]*7)" office:value-type="date" office:date-value="2027-10-10T10:40:00" calcext:value-type="date">
            <text:p>2027-10-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ecure Software Development: Implementatio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95]+([.B96]*[.C96]/[.$B$3]*7)" office:value-type="date" office:date-value="2027-10-13T04:00:00" calcext:value-type="date">
            <text:p>2027-10-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ecure Software Development: Verification and More Specialized Topic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96]+([.B97]*[.C97]/[.$B$3]*7)" office:value-type="date" office:date-value="2027-10-15T21:20:00" calcext:value-type="date">
            <text:p>2027-10-15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Advanced mat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ssence of Linear Algebra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0" calcext:value-type="float">
            <text:p>10</text:p>
          </table:table-cell>
          <table:table-cell table:formula="of:=[.D97]+([.B100]*[.C100]/[.$B$3]*7)" office:value-type="date" office:date-value="2027-11-12T02:40:00" calcext:value-type="date">
            <text:p>2027-11-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near Algebra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D100]+([.B101]*[.C101]/[.$B$3]*7)" office:value-type="date" office:date-value="2027-12-14T18:40:00" calcext:value-type="date">
            <text:p>2027-12-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troduction to Numerical Methods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D101]+([.B102]*[.C102]/[.$B$3]*7)" office:value-type="date" office:date-value="2028-01-16T10:40:00" calcext:value-type="date">
            <text:p>2028-01-1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troduction to Formal Logic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102]+([.B103]*[.C103]/[.$B$3]*7)" office:value-type="date" office:date-value="2028-01-28T02:40:00" calcext:value-type="date">
            <text:p>2028-01-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obability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103]+([.B104]*[.C104]/[.$B$3]*7)" office:value-type="date" office:date-value="2028-02-20T10:40:00" calcext:value-type="date">
            <text:p>2028-02-2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4" office:value-type="string" calcext:value-type="string">
            <text:p>Fundamentals of Physics</text:p>
          </table:table-cell>
          <table:table-cell table:style-name="ce15"/>
          <table:table-cell table:number-columns-repeated="2"/>
          <table:table-cell table:style-name="ce15" office:value-type="string" calcext:value-type="string">
            <text:p>(Requirements : Single variable calculus, elementary vectors and complex numbers.)</text:p>
          </table:table-cell>
          <table:table-cell table:number-columns-repeated="16379"/>
        </table:table-row>
        <table:table-row table:style-name="ro2">
          <table:table-cell table:style-name="ce15" office:value-type="string" calcext:value-type="string">
            <text:p>Fundamentals of Physics 1 (<text:a xlink:href="https://oyc.yale.edu/physics/phys-200" xlink:type="simple">https://oyc.yale.edu/physics/phys-200</text:a>)</text:p>
          </table:table-cell>
          <table:table-cell table:style-name="ce21" office:value-type="float" office:value="13" calcext:value-type="float">
            <text:p>13</text:p>
          </table:table-cell>
          <table:table-cell table:style-name="ce22" office:value-type="float" office:value="5" calcext:value-type="float">
            <text:p>5</text:p>
          </table:table-cell>
          <table:table-cell table:formula="of:=[.D104]+([.B107]*[.C107]/[.$B$3]*7)" office:value-type="date" office:date-value="2028-03-04T02:00:00" calcext:value-type="date">
            <text:p>2028-03-04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>
            <text:p>Fundamentals of Physcis 2 (<text:a xlink:href="https://oyc.yale.edu/physics/phys-201" xlink:type="simple">https://oyc.yale.edu/physics/phys-201</text:a>)</text:p>
          </table:table-cell>
          <table:table-cell table:style-name="ce21" office:value-type="float" office:value="14" calcext:value-type="float">
            <text:p>14</text:p>
          </table:table-cell>
          <table:table-cell table:style-name="ce22" office:value-type="float" office:value="5" calcext:value-type="float">
            <text:p>5</text:p>
          </table:table-cell>
          <table:table-cell table:formula="of:=[.D107]+([.B108]*[.C108]/[.$B$3]*7)" office:value-type="date" office:date-value="2028-03-17T16:40:00" calcext:value-type="date">
            <text:p>2028-03-17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Final project</text:p>
          </table:table-cell>
          <table:table-cell table:number-columns-repeated="16383"/>
        </table:table-row>
        <table:table-row table:style-name="ro1">
          <table:table-cell table:style-name="ce19" office:value-type="string" calcext:value-type="string">
            <text:p>Fullstack Ope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39" table:formula="of:=[.D97]+([.B111]*[.C111]/[.$B$3]*7)" office:value-type="date" office:date-value="2027-11-19T21:20:00" calcext:value-type="date">
            <text:p>2027-11-19</text:p>
          </table:table-cell>
          <table:table-cell table:number-columns-repeated="16380"/>
        </table:table-row>
        <table:table-row table:style-name="ro1">
          <table:table-cell table:style-name="ce19" office:value-type="string" calcext:value-type="string">
            <text:p>Modern Robotics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[.D111]+([.B112]*[.C112]/[.$B$3]*7)" office:value-type="date" office:date-value="2027-12-10T02:40:00" calcext:value-type="date">
            <text:p>2027-12-10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Data Mining (Specialization)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D112]+([.B113]*[.C113]/[.$B$3]*7)" office:value-type="date" office:date-value="2028-01-02T10:40:00" calcext:value-type="date">
            <text:p>2028-01-02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Big Data (Specialization)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D113]+([.B114]*[.C114]/[.$B$3]*7)" office:value-type="date" office:date-value="2028-01-25T18:40:00" calcext:value-type="date">
            <text:p>2028-01-25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Internet of Things (Specialization)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D114]+([.B115]*[.C115]/[.$B$3]*7)" office:value-type="date" office:date-value="2028-02-12T06:40:00" calcext:value-type="date">
            <text:p>2028-02-12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Cloud Computing (Specialization)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D115]+([.B116]*[.C116]/[.$B$3]*7)" office:value-type="date" office:date-value="2028-03-06T14:40:00" calcext:value-type="date">
            <text:p>2028-03-06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Data Science (Specialization)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[.D116]+([.B117]*[.C117]/[.$B$3]*7)" office:value-type="date" office:date-value="2028-04-09T01:20:00" calcext:value-type="date">
            <text:p>2028-04-09</text:p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Functional Programming in Scala (Specialization)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[.D117]+([.B118]*[.C118]/[.$B$3]*7)" office:value-type="date" office:date-value="2028-05-07T06:00:00" calcext:value-type="date">
            <text:p>2028-05-07</text:p>
          </table:table-cell>
          <table:table-cell table:number-columns-repeated="16380"/>
        </table:table-row>
        <table:table-row table:style-name="ro1">
          <table:table-cell table:style-name="ce19" office:value-type="string" calcext:value-type="string">
            <text:p>Game Design and Development with Unity 2020 (Specialization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5" table:formula="of:=[.D112]+([.B119]*[.C119]/[.$B$3]*7)" office:value-type="date" office:date-value="2027-12-15T22:40:00" calcext:value-type="date">
            <text:p>2027-12-15</text:p>
          </table:table-cell>
          <table:table-cell table:number-columns-repeated="16380"/>
        </table:table-row>
        <table:table-row table:style-name="ro1" table:number-rows-repeated="10484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9">00/00/0000</text:date>, <text:time style:data-style-name="N2" text:time-value="14:42:52.7882541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8T19:32:31.319607835</meta:creation-date>
    <dc:date>2026-02-19T14:50:04.279138867</dc:date>
    <meta:editing-duration>PT3H38M15S</meta:editing-duration>
    <meta:editing-cycles>45</meta:editing-cycles>
    <meta:generator>LibreOffice/24.2.7.2$Linux_X86_64 LibreOffice_project/420$Build-2</meta:generator>
    <meta:document-statistic meta:table-count="1" meta:cell-count="330" meta:object-count="0"/>
  </office:meta>
</office:document-meta>
</file>